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erif" svg:font-family="LiberationSerif"/>
    <style:font-face style:name="LiberationSerif1" svg:font-family="LiberationSerif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4cm" svg:stroke-color="#000000" draw:stroke-linejoin="miter" svg:stroke-linecap="butt" draw:fill="none" fo:padding-top="0.012cm" fo:padding-bottom="0.012cm" fo:padding-left="0.012cm" fo:padding-right="0.012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color="#000000" loext:opacity="100%" style:font-name="LiberationSerif" fo:font-size="12pt" fo:font-style="italic" fo:font-weight="bold" style:font-size-asian="12pt" style:font-style-asian="italic" style:font-weight-asian="bold" style:font-name-complex="LiberationSerif" style:font-size-complex="12pt" style:font-style-complex="italic" style:font-weight-complex="bold"/>
    </style:style>
    <style:style style:name="T2" style:family="text">
      <style:text-properties fo:color="#000000" loext:opacity="100%" style:font-name="LiberationSerif" fo:font-size="12pt" fo:font-weight="normal" style:font-size-asian="12pt" style:font-weight-asian="normal" style:font-name-complex="LiberationSerif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6.002cm" svg:y1="4.75cm" svg:x2="16.518cm" svg:y2="4.75cm">
          <text:p/>
        </draw:line>
        <draw:frame draw:style-name="gr2" draw:text-style-name="P3" draw:layer="layout" svg:width="10.535cm" svg:height="0.471cm" svg:x="6.003cm" svg:y="4.331cm">
          <draw:text-box>
            <text:p text:style-name="P2"><text:span text:style-name="T1">DECLARAÇÃO DE </text:span><text:span text:style-name="T1">VERACIDADE DE </text:span><text:span text:style-name="T1">NATURALIDADE</text:span></text:p>
          </draw:text-box>
        </draw:frame>
        <draw:frame draw:style-name="gr2" draw:text-style-name="P3" draw:layer="layout" svg:width="16cm" svg:height="0.471cm" svg:x="4.258cm" svg:y="6.278cm">
          <draw:text-box>
            <text:p text:style-name="P2"><text:span text:style-name="T2">Eu, <text:s/>OSMAR <text:s text:c="2"/></text:span><text:span text:style-name="T2">MENEZES <text:s/>DA <text:s text:c="2"/>SILVA, </text:span><text:span text:style-name="T2"><text:s text:c="2"/>pelo <text:s/>fato <text:s/>de <text:s/>não <text:s text:c="2"/>ter <text:s text:c="2"/></text:span><text:span text:style-name="T2">em <text:s text:c="2"/>meu <text:s text:c="2"/>poder <text:s text:c="2"/>nenhum</text:span></text:p>
          </draw:text-box>
        </draw:frame>
        <draw:frame draw:style-name="gr2" draw:text-style-name="P3" draw:layer="layout" svg:width="16.605cm" svg:height="0.471cm" svg:x="3.006cm" svg:y="7.014cm">
          <draw:text-box>
            <text:p text:style-name="P2"><text:span text:style-name="T2">documento <text:s/>que <text:s/></text:span><text:span text:style-name="T2">comprove <text:s/>minha <text:s/></text:span><text:span text:style-name="T2">naturalidade, <text:s text:c="2"/>declaro <text:s/></text:span><text:span text:style-name="T2">ser <text:s text:c="2"/>natural do <text:s/></text:span><text:span text:style-name="T2">Município <text:s/>do <text:s/>Rio <text:s/>de</text:span></text:p>
          </draw:text-box>
        </draw:frame>
        <draw:frame draw:style-name="gr2" draw:text-style-name="P3" draw:layer="layout" svg:width="16.36cm" svg:height="0.471cm" svg:x="3.006cm" svg:y="7.742cm">
          <draw:text-box>
            <text:p text:style-name="P2"><text:span text:style-name="T2">Janeiro, Estado do Rio de </text:span><text:span text:style-name="T2">Janeiro, para a finalidade </text:span><text:span text:style-name="T2">de complementação dos </text:span><text:span text:style-name="T2">dados da solicitação</text:span></text:p>
          </draw:text-box>
        </draw:frame>
        <draw:frame draw:style-name="gr2" draw:text-style-name="P3" draw:layer="layout" svg:width="15.962cm" svg:height="0.471cm" svg:x="3.006cm" svg:y="8.47cm">
          <draw:text-box>
            <text:p text:style-name="P2"><text:span text:style-name="T2">de documentação </text:span><text:span text:style-name="T2">comprobatória de </text:span><text:span text:style-name="T2">conclusão do Ensino </text:span><text:span text:style-name="T2">Médio junto à </text:span><text:span text:style-name="T2">Secretaria Estadual de</text:span></text:p>
          </draw:text-box>
        </draw:frame>
        <draw:frame draw:style-name="gr2" draw:text-style-name="P3" draw:layer="layout" svg:width="4.824cm" svg:height="0.471cm" svg:x="3.006cm" svg:y="9.199cm">
          <draw:text-box>
            <text:p text:style-name="P2"><text:span text:style-name="T2">Educação do Rio de Janeiro.</text:span></text:p>
          </draw:text-box>
        </draw:frame>
        <draw:frame draw:style-name="gr2" draw:text-style-name="P3" draw:layer="layout" svg:width="15.081cm" svg:height="0.471cm" svg:x="4.258cm" svg:y="10.663cm">
          <draw:text-box>
            <text:p text:style-name="P2"><text:span text:style-name="T2">Declaro que as informações aqui prestadas são verdadeiras, sob pena de responsabilidade</text:span></text:p>
          </draw:text-box>
        </draw:frame>
        <draw:frame draw:style-name="gr2" draw:text-style-name="P3" draw:layer="layout" svg:width="9.226cm" svg:height="0.471cm" svg:x="3.006cm" svg:y="11.391cm">
          <draw:text-box>
            <text:p text:style-name="P2"><text:span text:style-name="T2">administrativa, civil, penal (art. 299 do Código Penal).</text:span></text:p>
          </draw:text-box>
        </draw:frame>
        <draw:frame draw:style-name="gr2" draw:text-style-name="P3" draw:layer="layout" svg:width="6.424cm" svg:height="0.471cm" svg:x="8.043cm" svg:y="16.505cm">
          <draw:text-box>
            <text:p text:style-name="P2"><text:span text:style-name="T2">Rio de Janeiro, 23 de janeiro de 2023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erif" svg:font-family="LiberationSerif"/>
    <style:font-face style:name="LiberationSerif1" svg:font-family="LiberationSerif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4.3cm" fo:margin-bottom="1cm" fo:margin-left="2.9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print-date>2023-01-24T10:23:31.299031390</meta:print-date>
    <dc:date>2023-01-24T10:23:45.296260153</dc:date>
    <meta:editing-duration>PT1M</meta:editing-duration>
    <meta:editing-cycles>1</meta:editing-cycles>
    <meta:document-statistic meta:object-count="10"/>
    <meta:generator>LibreOffice/7.3.7.2$Linux_X86_64 LibreOffice_project/30$Build-2</meta:generator>
  </office:meta>
</office:document-meta>
</file>